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/>
          <table:table-cell office:value-type="string">
            <text:p>Ripping CD Audio disc into audio files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/>
          <table:table-cell office:value-type="string">
            <text:p>Ripping VC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8">28-11-2009</text:date>, <text:time>21:48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1-28T21:48:54</dc:date>
    <meta:editing-duration>PT07H30M09S</meta:editing-duration>
    <meta:editing-cycles>11</meta:editing-cycles>
    <dc:creator>nuno pinheiro</dc:creator>
    <meta:document-statistic meta:table-count="3" meta:cell-count="89" meta:object-count="0"/>
  </office:meta>
</office:document-meta>
</file>